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7bef8"/>
    </style:style>
    <style:style style:name="P5" style:family="paragraph" style:parent-style-name="Standard">
      <style:text-properties officeooo:paragraph-rsid="001a81a5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1a81a5"/>
    </style:style>
    <style:style style:name="T3" style:family="text">
      <style:text-properties fo:language="en" fo:country="US" officeooo:rsid="002a255b"/>
    </style:style>
    <style:style style:name="T4" style:family="text">
      <style:text-properties fo:language="uk" fo:country="UA" officeooo:rsid="00193ac8"/>
    </style:style>
    <style:style style:name="T5" style:family="text">
      <style:text-properties fo:language="uk" fo:country="UA" officeooo:rsid="001a81a5"/>
    </style:style>
    <style:style style:name="T6" style:family="text">
      <style:text-properties fo:language="uk" fo:country="UA" officeooo:rsid="0044988c"/>
    </style:style>
    <style:style style:name="T7" style:family="text">
      <style:text-properties fo:language="uk" fo:country="UA" officeooo:rsid="002a255b"/>
    </style:style>
    <style:style style:name="T8" style:family="text">
      <style:text-properties fo:language="uk" fo:country="UA" officeooo:rsid="001f6e98"/>
    </style:style>
    <style:style style:name="T9" style:family="text">
      <style:text-properties fo:language="uk" fo:country="UA" officeooo:rsid="003e19f2"/>
    </style:style>
    <style:style style:name="T10" style:family="text">
      <style:text-properties fo:language="uk" fo:country="UA" officeooo:rsid="00351f53"/>
    </style:style>
    <style:style style:name="T11" style:family="text">
      <style:text-properties fo:language="uk" fo:country="UA" officeooo:rsid="004e3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R</text:span><text:span text:style-name="T8">oller — </text:span><text:span text:style-name="T9">В</text:span><text:span text:style-name="T7">алик</text:span></text:p>
      <text:p text:style-name="Standard">Charger — Нагнітач</text:p>
      <text:p text:style-name="Standard"><text:span text:style-name="T7">Dualies — </text:span><text:span text:style-name="T10">Двійники</text:span></text:p>
      <text:p text:style-name="Standard"><text:span text:style-name="T10">Slosher </text:span><text:span text:style-name="T7">— </text:span><text:span text:style-name="T9">Р</text:span><text:span text:style-name="T10">озливач </text:span></text:p>
      <text:p text:style-name="Standard"><text:span text:style-name="T10">Splatling <text:s/></text:span><text:span text:style-name="T7">— </text:span><text:span text:style-name="T6">Ротор</text:span></text:p>
      <text:p text:style-name="Standard"><text:span text:style-name="T6">Blaster <text:s/></text:span><text:span text:style-name="T7">— </text:span><text:span text:style-name="T11">Бластер</text:span></text:p>
      <text:p text:style-name="Standard"><text:span text:style-name="T6">Brella </text:span><text:span text:style-name="T7">— </text:span><text:span text:style-name="T6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4">Плескомат</text:span></text:p>
      <text:p text:style-name="P3"><text:span text:style-name="T4"/></text:p>
      <text:p text:style-name="P3"><text:span text:style-name="T4">Splat Roller — </text:span><text:span text:style-name="T5">Плеск Валик</text:span></text:p>
      <text:p text:style-name="P3"><text:span text:style-name="T5"/></text:p>
      <text:p text:style-name="P5"><text:span text:style-name="T5">Splat Brella </text:span><text:span text:style-name="T4">—</text:span><text:span text:style-name="T5"> Плескосольк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6-22T21:49:14.737000000</dc:date>
    <meta:editing-duration>PT5H52M47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3" meta:word-count="33" meta:character-count="298" meta:non-whitespace-character-count="262"/>
  </office:meta>
</office:document-meta>
</file>